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svg:font-family="Ubuntu, sans-serif"/>
    <style:font-face style:name="Verdana" svg:font-family="Verdana, Arial, Helvetica, sans-serif"/>
    <style:font-face style:name="monospace" svg:font-family="monospace"/>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margin-top="0in" fo:margin-bottom="0.1965in"/>
    </style:style>
    <style:style style:name="P2" style:family="paragraph" style:parent-style-name="Standard">
      <style:text-properties fo:color="#800000"/>
    </style:style>
    <style:style style:name="P3"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4"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5" style:family="paragraph" style:parent-style-name="Standard">
      <style:paragraph-properties fo:margin-left="0in" fo:margin-right="0in" fo:text-align="start" style:justify-single-word="false" fo:text-indent="0in" style:auto-text-indent="false" style:text-autospace="none"/>
    </style:style>
    <style:style style:name="P6" style:family="paragraph" style:parent-style-name="Standard">
      <style:paragraph-properties fo:margin-left="0in" fo:margin-right="0in" fo:text-align="start" style:justify-single-word="false" fo:text-indent="0in" style:auto-text-indent="false" style:text-autospace="none"/>
      <style:text-properties fo:color="#3c3c3c" style:font-name="Monospace" fo:font-size="10pt" style:font-name-asian="Monospace" style:font-size-asian="10pt" style:font-name-complex="Monospace" style:font-size-complex="10pt"/>
    </style:style>
    <style:style style:name="P7" style:family="paragraph" style:parent-style-name="Standard">
      <style:paragraph-properties fo:margin-left="0in" fo:margin-right="0in" fo:text-align="start" style:justify-single-word="false" fo:text-indent="0in" style:auto-text-indent="false" style:text-autospace="none"/>
      <style:text-properties fo:color="#ff0000" style:font-name="Monospace" fo:font-size="10pt" style:font-name-asian="Monospace" style:font-size-asian="10pt" style:font-name-complex="Monospace" style:font-size-complex="10pt"/>
    </style:style>
    <style:style style:name="P8" style:family="paragraph" style:parent-style-name="Standard">
      <style:paragraph-properties fo:margin-left="0in" fo:margin-right="0in" fo:text-align="start" style:justify-single-word="false" fo:text-indent="0in" style:auto-text-indent="false" style:text-autospace="none"/>
      <style:text-properties fo:color="#808000" style:font-name="Monospace" fo:font-size="10pt" style:font-name-asian="Monospace" style:font-size-asian="10pt" style:font-name-complex="Monospace" style:font-size-complex="10pt"/>
    </style:style>
    <style:style style:name="P9" style:family="paragraph" style:parent-style-name="Text_20_body">
      <style:paragraph-properties fo:margin-left="0in" fo:margin-right="0in" fo:text-align="start" style:justify-single-word="false" fo:text-indent="0in" style:auto-text-indent="false" style:text-autospace="none"/>
    </style:style>
    <style:style style:name="P10" style:family="paragraph" style:parent-style-name="Text_20_body">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11" style:family="paragraph" style:parent-style-name="Standard">
      <style:text-properties fo:color="#000000" style:font-name="Monospace" fo:font-size="10pt" style:text-underline-style="solid" style:text-underline-width="auto" style:text-underline-color="font-color" style:font-name-asian="Monospace" style:font-size-asian="10pt" style:font-name-complex="Monospace" style:font-size-complex="10pt"/>
    </style:style>
    <style:style style:name="P12" style:family="paragraph" style:parent-style-name="Standard">
      <style:text-properties fo:color="#333333" style:font-name="Verdana" fo:font-size="7pt"/>
    </style:style>
    <style:style style:name="P13" style:family="paragraph" style:parent-style-name="Preformatted_20_Text">
      <style:paragraph-properties fo:margin-top="0in" fo:margin-bottom="0.1965in"/>
    </style:style>
    <style:style style:name="P14" style:family="paragraph" style:parent-style-name="Preformatted_20_Text">
      <style:paragraph-properties fo:margin-top="0in" fo:margin-bottom="0.1965in" fo:padding="0.0193in" fo:border="0.06pt dashed #ffffff"/>
    </style:style>
    <style:style style:name="P15" style:family="paragraph" style:parent-style-name="Preformatted_20_Text">
      <style:paragraph-properties fo:padding="0.0193in" fo:border="0.06pt dashed #ffffff"/>
    </style:style>
    <style:style style:name="T1" style:family="text">
      <style:text-properties fo:color="#000000"/>
    </style:style>
    <style:style style:name="T2" style:family="text">
      <style:text-properties fo:color="#000000" style:font-name="Monospace" fo:font-size="10pt" style:font-name-asian="Monospace" style:font-size-asian="10pt" style:font-name-complex="Monospace" style:font-size-complex="10pt"/>
    </style:style>
    <style:style style:name="T3" style:family="text">
      <style:text-properties fo:color="#000000" style:font-name="Monospace" fo:font-size="10pt" fo:font-weight="bold" style:font-name-asian="Monospace" style:font-size-asian="10pt" style:font-name-complex="Monospace" style:font-size-complex="10pt"/>
    </style:style>
    <style:style style:name="T4" style:family="text">
      <style:text-properties fo:color="#000000" fo:font-size="10pt" style:font-size-asian="10pt" style:font-size-complex="10pt"/>
    </style:style>
    <style:style style:name="T5" style:family="text">
      <style:text-properties fo:color="#000000" fo:font-size="10pt" fo:font-weight="bold" style:font-size-asian="10pt" style:font-size-complex="10pt"/>
    </style:style>
    <style:style style:name="T6" style:family="text">
      <style:text-properties fo:color="#0000c0"/>
    </style:style>
    <style:style style:name="T7" style:family="text">
      <style:text-properties fo:color="#0000c0" fo:font-style="italic" style:font-style-asian="italic" style:font-style-complex="italic"/>
    </style:style>
    <style:style style:name="T8" style:family="text">
      <style:text-properties fo:color="#0000c0" style:font-name="Monospace" fo:font-size="10pt" fo:font-style="italic" style:font-name-asian="Monospace" style:font-size-asian="10pt" style:font-style-asian="italic" style:font-name-complex="Monospace" style:font-size-complex="10pt" style:font-style-complex="italic"/>
    </style:style>
    <style:style style:name="T9" style:family="text">
      <style:text-properties fo:color="#0000c0" style:font-name="Monospace" fo:font-size="10pt" style:font-name-asian="Monospace" style:font-size-asian="10pt" style:font-name-complex="Monospace" style:font-size-complex="10pt"/>
    </style:style>
    <style:style style:name="T10" style:family="text">
      <style:text-properties fo:color="#800000"/>
    </style:style>
    <style:style style:name="T11" style:family="text">
      <style:text-properties fo:color="#7f0055" fo:font-weight="bold" style:font-weight-asian="bold" style:font-weight-complex="bold"/>
    </style:style>
    <style:style style:name="T12" style:family="text">
      <style:text-properties fo:color="#3c3c3c"/>
    </style:style>
    <style:style style:name="T13" style:family="text">
      <style:text-properties fo:color="#3c3c3c" style:text-underline-style="solid" style:text-underline-width="auto" style:text-underline-color="font-color"/>
    </style:style>
    <style:style style:name="T14" style:family="text">
      <style:text-properties fo:color="#3c3c3c" style:font-name="Monospace" fo:font-size="10pt" style:font-name-asian="Monospace" style:font-size-asian="10pt" style:font-name-complex="Monospace" style:font-size-complex="10pt"/>
    </style:style>
    <style:style style:name="T15" style:family="text">
      <style:text-properties fo:color="#2a00ff" style:font-name="Monospace" fo:font-size="10pt" style:font-name-asian="Monospace" style:font-size-asian="10pt" style:font-name-complex="Monospace" style:font-size-complex="10pt"/>
    </style:style>
    <style:style style:name="T16" style:family="text">
      <style:text-properties fo:color="#2a00ff" fo:font-style="italic" style:font-style-asian="italic" style:font-style-complex="italic"/>
    </style:style>
    <style:style style:name="T17" style:family="text">
      <style:text-properties fo:color="#008080"/>
    </style:style>
    <style:style style:name="T18" style:family="text">
      <style:text-properties fo:color="#008080" style:font-name="Monospace" fo:font-size="10pt" style:font-name-asian="Monospace" style:font-size-asian="10pt" style:font-name-complex="Monospace" style:font-size-complex="10pt"/>
    </style:style>
    <style:style style:name="T19" style:family="text">
      <style:text-properties fo:color="#3f7f7f"/>
    </style:style>
    <style:style style:name="T20" style:family="text">
      <style:text-properties fo:color="#3f7f7f" style:font-name="Monospace" fo:font-size="10pt" style:font-name-asian="Monospace" style:font-size-asian="10pt" style:font-name-complex="Monospace" style:font-size-complex="10pt"/>
    </style:style>
    <style:style style:name="T21" style:family="text">
      <style:text-properties fo:color="#7f007f"/>
    </style:style>
    <style:style style:name="T22" style:family="text">
      <style:text-properties fo:color="#646464"/>
    </style:style>
    <style:style style:name="T23" style:family="text">
      <style:text-properties style:text-underline-style="solid" style:text-underline-width="auto" style:text-underline-color="font-color" fo:font-weight="bold"/>
    </style:style>
    <style:style style:name="T24" style:family="text">
      <style:text-properties fo:font-weight="bold"/>
    </style:style>
    <style:style style:name="T25" style:family="text">
      <style:text-properties fo:font-style="italic"/>
    </style:style>
    <style:style style:name="T26" style:family="text">
      <style:text-properties fo:font-variant="normal" fo:text-transform="none" fo:color="#ffffff" style:font-name="Ubuntu" fo:font-size="11.25pt" fo:letter-spacing="normal" fo:font-style="normal" fo:font-weight="normal"/>
    </style:style>
    <style:style style:name="T27" style:family="text">
      <style:text-properties fo:font-variant="normal" fo:text-transform="none" fo:color="#0000ff" style:font-name="Ubuntu" fo:font-size="11.25pt" fo:letter-spacing="normal" fo:font-style="normal" style:text-underline-style="solid" style:text-underline-width="auto" style:text-underline-color="font-color" fo:font-weight="normal"/>
    </style:style>
    <style:style style:name="T28" style:family="text">
      <style:text-properties fo:color="#003399" style:font-name="monospace"/>
    </style:style>
    <style:style style:name="T29" style:family="text">
      <style:text-properties fo:color="#006633" style:font-name="monospace"/>
    </style:style>
    <style:style style:name="T30" style:family="text">
      <style:text-properties fo:color="#009900" style:font-name="monospace"/>
    </style:style>
    <style:style style:name="T31" style:family="text">
      <style:text-properties style:font-name="monospace"/>
    </style:style>
    <style:style style:name="T32" style:family="text">
      <style:text-properties fo:font-size="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honeStraeamingActivity</text:p>
      <text:p text:style-name="Standard"/>
      <text:p text:style-name="Standard">First try.</text:p>
      <text:p text:style-name="Standard">App splash page loads. <text:s/>Crash with</text:p>
      <text:p text:style-name="Standard"/>
      <text:p text:style-name="Standard">08-04 23:30:12.965: E/AndroidRuntime(17092): FATAL EXCEPTION: main</text:p>
      <text:p text:style-name="Standard">08-04 23:30:12.965: E/AndroidRuntime(17092): java.lang.RuntimeException: Unable to instantiate activity ComponentInfo{kesten.testbed.phonestreamingactivity/kesten.testbed.phonestreamingactivity.PhoneStreamingActivity}: <text:span text:style-name="T10">java.lang.IllegalStateException: System services not available to Activities before onCreate()</text:span></text:p>
      <text:p text:style-name="Standard">08-04 23:30:12.965: E/AndroidRuntime(17092): <text:tab/>at android.app.ActivityThread.performLaunchActivity(ActivityThread.java:1572)</text:p>
      <text:p text:style-name="Standard">08-04 23:30:12.965: E/AndroidRuntime(17092): <text:tab/>at android.app.ActivityThread.handleLaunchActivity(ActivityThread.java:1666)</text:p>
      <text:p text:style-name="Standard">08-04 23:30:12.965: E/AndroidRuntime(17092): <text:tab/>at android.app.ActivityThread.access$1500(ActivityThread.java:117)</text:p>
      <text:p text:style-name="Standard"/>
      <text:p text:style-name="Standard">Move all stuff to onCreate()</text:p>
      <text:p text:style-name="Standard"/>
      <text:p text:style-name="Standard">08-04 23:37:46.865: W/dalvikvm(17319): threadid=1: thread exiting with uncaught exception (group=0x40020560)</text:p>
      <text:p text:style-name="Standard">08-04 23:37:46.865: E/AndroidRuntime(17319): FATAL EXCEPTION: main</text:p>
      <text:p text:style-name="Standard">08-04 23:37:46.865: E/AndroidRuntime(17319): java.lang.RuntimeException: Unable to start activity ComponentInfo{kesten.testbed.phonestreamingactivity/kesten.testbed.phonestreamingactivity.PhoneStreamingActivity}: <text:span text:style-name="T10">java.lang.NullPointerException</text:span></text:p>
      <text:p text:style-name="Standard">08-04 23:37:46.865: E/AndroidRuntime(17319): <text:tab/>at android.app.ActivityThread.performLaunchActivity(ActivityThread.java:1650)</text:p>
      <text:p text:style-name="Standard">08-04 23:37:46.865: E/AndroidRuntime(17319): <text:tab/>at android.app.ActivityThread.handleLaunchActivity(ActivityThread.java:1666)</text:p>
      <text:p text:style-name="Standard">08-04 23:37:46.865: E/AndroidRuntime(17319): <text:tab/>at android.app.ActivityThread.access$1500(ActivityThread.java:117)</text:p>
      <text:p text:style-name="Standard">08-04 23:37:46.865: E/AndroidRuntime(17319): <text:tab/>at android.app.ActivityThread$H.handleMessage(ActivityThread.java:934)</text:p>
      <text:p text:style-name="Standard">08-04 23:37:46.865: E/AndroidRuntime(17319): <text:tab/>at android.os.Handler.dispatchMessage(Handler.java:99)</text:p>
      <text:p text:style-name="Standard">08-04 23:37:46.865: E/AndroidRuntime(17319): <text:tab/>at android.os.Looper.loop(Looper.java:130)</text:p>
      <text:p text:style-name="Standard">08-04 23:37:46.865: E/AndroidRuntime(17319): <text:tab/>at android.app.ActivityThread.main(ActivityThread.java:3686)</text:p>
      <text:p text:style-name="Standard">08-04 23:37:46.865: E/AndroidRuntime(17319): <text:tab/>at java.lang.reflect.Method.invokeNative(Native Method)</text:p>
      <text:p text:style-name="Standard">08-04 23:37:46.865: E/AndroidRuntime(17319): <text:tab/>at java.lang.reflect.Method.invoke(Method.java:507)</text:p>
      <text:p text:style-name="Standard">08-04 23:37:46.865: E/AndroidRuntime(17319): <text:tab/>at com.android.internal.os.ZygoteInit$MethodAndArgsCaller.run(ZygoteInit.java:864)</text:p>
      <text:p text:style-name="Standard">08-04 23:37:46.865: E/AndroidRuntime(17319): <text:tab/>at com.android.internal.os.ZygoteInit.main(ZygoteInit.java:622)</text:p>
      <text:p text:style-name="Standard">08-04 23:37:46.865: E/AndroidRuntime(17319): <text:tab/>at dalvik.system.NativeStart.main(Native Method)</text:p>
      <text:p text:style-name="Standard">08-04 23:37:46.865: E/AndroidRuntime(17319): <text:span text:style-name="T10">Caused by: java.lang.NullPointerException</text:span></text:p>
      <text:p text:style-name="P2"><text:soft-page-break/>08-04 23:37:46.865: E/AndroidRuntime(17319): <text:tab/>at kesten.testbed.phonestreamingactivity.PhoneStreamingActivity.getInfo(PhoneStreamingActivity.java:33)</text:p>
      <text:p text:style-name="P2">08-04 23:37:46.865: E/AndroidRuntime(17319): <text:tab/>at kesten.testbed.phonestreamingactivity.PhoneStreamingActivity.onCreate(PhoneStreamingActivity.java:56)</text:p>
      <text:p text:style-name="Standard">08-04 23:37:46.865: E/AndroidRuntime(17319): <text:tab/>at android.app.Instrumentation.callActivityOnCreate(Instrumentation.java:1047)</text:p>
      <text:p text:style-name="Standard">08-04 23:37:46.865: E/AndroidRuntime(17319): <text:tab/>at android.app.ActivityThread.performLaunchActivity(ActivityThread.java:1614)</text:p>
      <text:p text:style-name="Standard">08-04 23:37:46.865: E/AndroidRuntime(17319): <text:tab/>... 11 more</text:p>
      <text:p text:style-name="Standard"/>
      <text:p text:style-name="Standard">Test for null and set breakpoint in if. <text:s/>It isn't hit.</text:p>
      <text:p text:style-name="Standard"/>
      <text:p text:style-name="P3"><text:span text:style-name="T1"><text:tab/> <text:s text:c="3"/></text:span><text:span text:style-name="T11">if</text:span><text:span text:style-name="T1"> (</text:span><text:span text:style-name="T6">mGyroscope</text:span><text:span text:style-name="T1"> != </text:span><text:span text:style-name="T11">null</text:span><text:span text:style-name="T1">) {</text:span></text:p>
      <text:p text:style-name="P3"><text:span text:style-name="T1"><text:tab/><text:tab/> <text:s text:c="3"/></text:span><text:span text:style-name="T6">mPhoneSensorInfo</text:span><text:span text:style-name="T1"> = getInfo(</text:span><text:span text:style-name="T6">mGyroscope</text:span><text:span text:style-name="T1">);</text:span></text:p>
      <text:p text:style-name="P3"><text:span text:style-name="T1"><text:tab/><text:tab/> <text:s text:c="3"/>System.</text:span><text:span text:style-name="T7">out</text:span><text:span text:style-name="T1">.println( </text:span><text:span text:style-name="T6">mPhoneSensorInfo</text:span><text:span text:style-name="T1">.toString() );</text:span></text:p>
      <text:p text:style-name="P4"><text:tab/> <text:s text:c="3"/>}</text:p>
      <text:p text:style-name="P4"><text:tab/> <text:s text:c="3"/></text:p>
      <text:p text:style-name="P3"><text:span text:style-name="T1"><text:tab/> <text:s text:c="3"/></text:span><text:span text:style-name="T13">mAvailableSensorList</text:span><text:span text:style-name="T1"> = </text:span><text:span text:style-name="T6">mSensorManager</text:span><text:span text:style-name="T1">.getSensorList(Sensor.</text:span><text:span text:style-name="T7">TYPE_ALL</text:span><text:span text:style-name="T1">);</text:span></text:p>
      <text:p text:style-name="P5"><text:span text:style-name="T2"><text:tab/> <text:s text:c="3"/>System.</text:span><text:span text:style-name="T8">out</text:span><text:span text:style-name="T2">.println(</text:span><text:span text:style-name="T15">"Available sensors: "</text:span><text:span text:style-name="T2"> + </text:span><text:span text:style-name="T9">mAvailableSensorList</text:span><text:span text:style-name="T2">.toString() );</text:span></text:p>
      <text:p text:style-name="P4"/>
      <text:p text:style-name="P4">Splash screen now has “Hello World” and does not crash.</text:p>
      <text:p text:style-name="P4">Console has no print out. <text:s/>Of course, .apk is running on phone, so System.out.println may not work. <text:s/>What happens to it?</text:p>
      <text:p text:style-name="P4"/>
      <text:p text:style-name="P4"/>
      <text:p text:style-name="P4">Notice that onCreate() is getting called repeatedly and a warning pops on on phone each time saying something about waiting for debugger.</text:p>
      <text:p text:style-name="P4">Why is onCreate() called repeatedly?</text:p>
      <text:p text:style-name="P4"/>
      <text:p text:style-name="P4">http://stackoverflow.com/questions/4299899/android-oncreate-getting-called-multiple-times-and-not-by-me</text:p>
      <text:p text:style-name="P4"/>
      <text:p text:style-name="P9"><text:span text:style-name="T2">Android will recreate your activity after certain "device configuration changes". One such example is orientation. You can read more here... </text:span><text:a xlink:type="simple" xlink:href="http://developer.android.com/guide/topics/resources/runtime-changes.html">http://developer.android.com/guide/topics/resources/runtime-changes.html</text:a></text:p>
      <text:p text:style-name="Text_20_body">Perhaps something in your threads is doing something which is considered a configuration change?</text:p>
      <text:p text:style-name="Text_20_body">If that's the case you might find it useful to extend the Application class instead and do your initialization there. See this post... <text:a xlink:type="simple" xlink:href="http://stackoverflow.com/questions/456211/activity-restart-on-rotation-android">Activity restart on rotation Android</text:a></text:p>
      <text:p text:style-name="P4"/>
      <text:p text:style-name="P9"><text:span text:style-name="T2">Depending on what you're doing in your initialization you could consider creating a new class that extends </text:span><text:span text:style-name="Source_20_Text"><text:span text:style-name="T4">Application</text:span></text:span><text:span text:style-name="T2"> and moving your initialization code into an overwridden </text:span><text:span text:style-name="Source_20_Text"><text:span text:style-name="T4">onCreate</text:span></text:span><text:span text:style-name="T2"> method within that class.</text:span></text:p>
      <text:p text:style-name="Preformatted_20_Text"><text:span text:style-name="Source_20_Text">public class MyApplicationClass extends Application {</text:span></text:p>
      <text:p text:style-name="Preformatted_20_Text"><text:span text:style-name="Source_20_Text">  @override</text:span></text:p>
      <text:p text:style-name="Preformatted_20_Text"><text:span text:style-name="Source_20_Text">  public void onCreate() {</text:span></text:p>
      <text:p text:style-name="Preformatted_20_Text"><text:span text:style-name="Source_20_Text">    super.onCreate();</text:span></text:p>
      <text:p text:style-name="Preformatted_20_Text"><text:span text:style-name="Source_20_Text">    // TODO Put your application initialization code here.</text:span></text:p>
      <text:p text:style-name="Preformatted_20_Text"><text:span text:style-name="Source_20_Text">  }</text:span></text:p>
      <text:p text:style-name="P1"><text:span text:style-name="Source_20_Text">}</text:span></text:p>
      <text:p text:style-name="Text_20_body"><text:soft-page-break/>The <text:span text:style-name="Source_20_Text">onCreate</text:span> in the application class is only called when the entire application is created, so the Activity restarts on orientation or keyboard visibility changes won't trigger it.</text:p>
      <text:p text:style-name="Text_20_body">It's good practice to expose the instance of this class as a singleton and exposing the application variables you're initializing using getters and setters.</text:p>
      <text:p text:style-name="Text_20_body"><text:span text:style-name="Emphasis">NOTE: You'll need to specify the name of your new Application class in the manifest for it to be registered and used.</text:span></text:p>
      <text:p text:style-name="P4"/>
      <text:p text:style-name="P4"/>
      <text:p text:style-name="P10">As a further alternative, you can have your application listen for events that would cause a restart – like orientation and keyboard visibility changes – and handle them within your Activity.</text:p>
      <text:p text:style-name="Text_20_body">Start by adding the <text:span text:style-name="Source_20_Text">android:configChanges</text:span> node to your Activity's manifest node</text:p>
      <text:p text:style-name="P1"><text:span text:style-name="Source_20_Text">android:configChanges="keyboardHidden|orientation"</text:span></text:p>
      <text:p text:style-name="Text_20_body">Then within the Activity override the <text:span text:style-name="Source_20_Text">onConfigurationChanged</text:span> method and call <text:span text:style-name="Source_20_Text">setContentView</text:span> to force the GUI layout to be re-done in the new orientation.</text:p>
      <text:p text:style-name="Preformatted_20_Text"><text:span text:style-name="Source_20_Text">@Override</text:span></text:p>
      <text:p text:style-name="Preformatted_20_Text"><text:span text:style-name="Source_20_Text">public void onConfigurationChanged(Configuration newConfig) {</text:span></text:p>
      <text:p text:style-name="Preformatted_20_Text"><text:span text:style-name="Source_20_Text">  super.onConfigurationChanged(newConfig);</text:span></text:p>
      <text:p text:style-name="Preformatted_20_Text"><text:span text:style-name="Source_20_Text">  setContentView(R.layout.myLayout);</text:span></text:p>
      <text:p text:style-name="P1"><text:span text:style-name="Source_20_Text">}</text:span></text:p>
      <text:p text:style-name="P5"><text:span text:style-name="T3">Note: Using (</text:span><text:span text:style-name="Source_20_Text"><text:span text:style-name="T5">android:configChanges</text:span></text:span><text:span text:style-name="T3">) should be avoided and used only as a last-resort. Please read Handling Runtime Changes for more information about how to properly handle a restart due to a configuration change.</text:span><text:span text:style-name="T2"> In lieu, to persist data across rotation events, they seem to prefer using the </text:span><text:span text:style-name="Source_20_Text"><text:span text:style-name="T4">onSaveInstanceState Bundle</text:span></text:span><text:span text:style-name="T2">; or as @Jon-O </text:span><text:a xlink:type="simple" xlink:href="http://stackoverflow.com/a/7509094/260559">mentions</text:a><text:span text:style-name="T2">, </text:span><text:span text:style-name="Source_20_Text"><text:span text:style-name="T4">onRetainNonConfigurationInstance</text:span></text:span></text:p>
      <text:p text:style-name="P4"/>
      <text:p text:style-name="P5"><text:span text:style-name="Strong_20_Emphasis"><text:span text:style-name="T2">Caution</text:span></text:span><text:span text:style-name="T2">: Beginning with Android 3.2 (API level 13), </text:span><text:span text:style-name="Strong_20_Emphasis"><text:span text:style-name="T2">the "screen size" also changes</text:span></text:span><text:span text:style-name="T2"> when the device switches between portrait and landscape orientation. Thus, if you want to prevent runtime restarts due to orientation change when developing for API level 13 or higher (as declared by the minSdkVersion and targetSdkVersion attributes), you must include the </text:span><text:span text:style-name="Source_20_Text"><text:span text:style-name="T4">"screenSize"</text:span></text:span><text:span text:style-name="T2"> value in addition to the </text:span><text:span text:style-name="Source_20_Text"><text:span text:style-name="T4">"orientation"</text:span></text:span><text:span text:style-name="T2"> value. That is, you must declare </text:span><text:span text:style-name="Source_20_Text"><text:span text:style-name="T4">android:configChanges="orientation|screenSize"</text:span></text:span><text:span text:style-name="T2">. However, if your application targets API level 12 or lower, then your activity always handles this configuration change itself (this configuration change does not restart your activity, even when running on an Android 3.2 or higher device).</text:span></text:p>
      <text:p text:style-name="P4"/>
      <text:p text:style-name="P9"><text:span text:style-name="T2">Just noticed the android-developers blog post "</text:span><text:a xlink:type="simple" xlink:href="http://android-developers.blogspot.com/2009/01/avoiding-memory-leaks.html">Avoiding memory leaks</text:a><text:span text:style-name="T2">" where they talk about a kind of memory leak commonly occuring when trying to keep data across context destruct/construct sequences (of which Activity is a sub-set).</text:span></text:p>
      <text:p text:style-name="Text_20_body">Take care so you don't end up with such a leak (although the solution in the accepted answer seems to avoid this).</text:p>
      <text:p text:style-name="P10">Even though it is not "the Android way," I have gotten very good results by handling orientation changes myself and simply repositioning the widgets within a view to take the altered orientation into account. This is faster than any other approach, because your views do not have to be saved and restored. It also provides a more seamless experience to the user, because the respositioned widgets are exactly the same widgets, just moved and/or resized. Not only model state, but also view state, can be preserved in this manner.</text:p>
      <text:p text:style-name="Text_20_body"><text:soft-page-break/>RelativeLayout can sometimes be a good choice for a view that has to reorient itself from time to time. You just provide a set of portrait layout params and a set of landscaped layout params, with different relative positioning rules on each, for each child widget. Then, in your onConfigurationChanged() method, you pass the appropriate one to a setLayoutParams() call on each child. If any child control itself needs to be <text:span text:style-name="Emphasis">internally</text:span> reoriented, you just call a method on that child to perform the reorientation. That child similarly calls methods on any of *its" child controls that need internal reorientation, and so on.</text:p>
      <text:p text:style-name="P4"/>
      <text:p text:style-name="P4"/>
      <text:p text:style-name="P4">Try adding onConfigurationChanged to AndroidManifest and onConfigurationChanged()</text:p>
      <text:p text:style-name="P4">to activity. <text:s/>Still getting onCreate always called.</text:p>
      <text:p text:style-name="P4"/>
      <text:p text:style-name="P3"><text:span text:style-name="T12"><text:s text:c="7"/></text:span><text:span text:style-name="T17">&lt;</text:span><text:span text:style-name="T19">activity</text:span></text:p>
      <text:p text:style-name="P3"><text:s text:c="12"/><text:span text:style-name="T21">android:name</text:span><text:span text:style-name="T12">=</text:span><text:span text:style-name="T16">".PhoneStreamingActivity"</text:span></text:p>
      <text:p text:style-name="P3"><text:s text:c="12"/><text:span text:style-name="T21">android:label</text:span><text:span text:style-name="T12">=</text:span><text:span text:style-name="T16">"@string/title_activity_phone_streaming"</text:span> <text:span text:style-name="T17">&gt;</text:span></text:p>
      <text:p text:style-name="P6"><text:s text:c="12"/>android:configChanges="keyboardHidden|orientation"</text:p>
      <text:p text:style-name="P5"><text:span text:style-name="T14"><text:s text:c="12"/></text:span><text:span text:style-name="T18">&lt;</text:span><text:span text:style-name="T20">intent-filter</text:span><text:span text:style-name="T18">&gt;</text:span></text:p>
      <text:p text:style-name="P4"/>
      <text:p text:style-name="P4">and </text:p>
      <text:p text:style-name="P4"/>
      <text:p text:style-name="P3"><text:span text:style-name="T1"><text:s text:c="4"/></text:span><text:span text:style-name="T22">@Override</text:span></text:p>
      <text:p text:style-name="P3"><text:span text:style-name="T1"><text:s text:c="4"/></text:span><text:span text:style-name="T11">public</text:span><text:span text:style-name="T1"> </text:span><text:span text:style-name="T11">void</text:span><text:span text:style-name="T1"> onConfigurationChanged(Configuration newConfig) {</text:span></text:p>
      <text:p text:style-name="P3"><text:span text:style-name="T1"><text:s text:c="4"/><text:tab/></text:span><text:span text:style-name="T11">super</text:span><text:span text:style-name="T1">.onConfigurationChanged(newConfig);</text:span></text:p>
      <text:p text:style-name="P3"><text:span text:style-name="T1"><text:s text:c="4"/><text:tab/>setContentView(R.layout.</text:span><text:span text:style-name="T7">activity_phone_streaming</text:span><text:span text:style-name="T1">);</text:span></text:p>
      <text:p text:style-name="P4"><text:s text:c="4"/>}</text:p>
      <text:p text:style-name="P4"/>
      <text:p text:style-name="P4"/>
      <text:p text:style-name="P4">08-04 23:42:58.289: E/SensorManager(17389): =======&gt;&gt;&gt;Sensor Thread RUNNING &lt;&lt;&lt;========</text:p>
      <text:p text:style-name="P4">08-04 23:45:18.849: W/KeyCharacterMap(17389): Can't open keycharmap file</text:p>
      <text:p text:style-name="P4">08-04 23:45:18.849: W/KeyCharacterMap(17389): Error loading keycharmap file '/system/usr/keychars/sec_touchscreen.kcm.bin'. hw.keyboards.65536.devname='sec_touchscreen'</text:p>
      <text:p text:style-name="P4">08-04 23:45:18.849: W/KeyCharacterMap(17389): Using default keymap: /system/usr/keychars/qwerty.kcm.bin</text:p>
      <text:p text:style-name="P4">08-04 23:45:19.019: E/SensorManager(17389): unregisterListener: kesten.testbed.phonestreamingactivity.PhoneStreamingActivity@40524920</text:p>
      <text:p text:style-name="P4">08-04 23:48:01.729: E/SensorManager(17441): =======&gt;&gt;&gt;Sensor Thread RUNNING &lt;&lt;&lt;========</text:p>
      <text:p text:style-name="P4">08-04 23:48:34.169: W/ActivityThread(17472): Application kesten.testbed.phonestreamingactivity is waiting for the debugger on port 8100...</text:p>
      <text:p text:style-name="P4">08-04 23:48:34.179: I/System.out(17472): Sending WAIT chunk</text:p>
      <text:p text:style-name="P4">08-04 23:48:34.379: I/System.out(17472): Debugger has connected</text:p>
      <text:p text:style-name="P4"/>
      <text:p text:style-name="P4"/>
      <text:p text:style-name="P8">08-05 00:24:10.519: W/ActivityThread(17966): Application kesten.testbed.phonestreamingactivity is waiting for the debugger on port 8100...</text:p>
      <text:p text:style-name="P8"/>
      <text:p text:style-name="P8">This line keeps getting called. <text:s/>Probably each time the breakpoint is hit. <text:s/>Also not that LogCat has a column titled System.out, so maybe we can use it.</text:p>
      <text:p text:style-name="P8"/>
      <text:p text:style-name="Standard"/>
      <text:p text:style-name="Standard"/>
      <text:p text:style-name="Standard"/>
      <text:p text:style-name="Standard"/>
      <text:p text:style-name="Standard"><text:soft-page-break/>************************************</text:p>
      <text:p text:style-name="Standard">Now try with JUnit Android test</text:p>
      <text:p text:style-name="Standard"/>
      <text:p text:style-name="Standard">junit.framework.AssertionFailedError: Test method isn't public: testPowerVsSampleRate(TestPowerDraw)</text:p>
      <text:p text:style-name="Standard"><text:tab/>at junit.framework.Assert.fail(Assert.java:50)</text:p>
      <text:p text:style-name="Standard"><text:tab/>at junit.framework.TestSuite$1.runTest(TestSuite.java:97)</text:p>
      <text:p text:style-name="Standard"><text:tab/>at junit.framework.TestCase.runBare(TestCase.java:134)</text:p>
      <text:p text:style-name="Standard"><text:tab/>at junit.framework.TestResult$1.protect(TestResult.java:110)</text:p>
      <text:p text:style-name="Standard"><text:tab/>at junit.framework.TestResult.runProtected(TestResult.java:128)</text:p>
      <text:p text:style-name="Standard"><text:tab/>at junit.framework.TestResult.run(TestResult.java:113)</text:p>
      <text:p text:style-name="Standard"><text:tab/>at junit.framework.TestCase.run(TestCase.java:124)</text:p>
      <text:p text:style-name="Standard"><text:tab/>at junit.framework.TestSuite.runTest(TestSuite.java:243)</text:p>
      <text:p text:style-name="Standard"><text:tab/>at junit.framework.TestSuite.run(TestSuite.java:238)</text:p>
      <text:p text:style-name="Standard"><text:tab/>at org.eclipse.jdt.internal.junit.runner.junit3.JUnit3TestReference.run(JUnit3TestReference.java:130)</text:p>
      <text:p text:style-name="Standard"><text:tab/>at org.eclipse.jdt.internal.junit.runner.TestExecution.run(TestExecution.java:38)</text:p>
      <text:p text:style-name="Standard"><text:tab/>at org.eclipse.jdt.internal.junit.runner.RemoteTestRunner.runTests(RemoteTestRunner.java:467)</text:p>
      <text:p text:style-name="Standard"><text:tab/>at org.eclipse.jdt.internal.junit.runner.RemoteTestRunner.runTests(RemoteTestRunner.java:683)</text:p>
      <text:p text:style-name="Standard"><text:tab/>at org.eclipse.jdt.internal.junit.runner.RemoteTestRunner.run(RemoteTestRunner.java:390)</text:p>
      <text:p text:style-name="Standard"><text:tab/>at org.eclipse.jdt.internal.junit.runner.RemoteTestRunner.main(RemoteTestRunner.java:197)</text:p>
      <text:p text:style-name="Standard"/>
      <text:p text:style-name="P7">[2012-08-05 00:45:38 - PhoneStreamingActivity] PhoneStreamingActivity does not specify a android.test.InstrumentationTestRunner instrumentation or does not declare uses-library android.test.runner in its AndroidManifest.xml</text:p>
      <text:p text:style-name="Standard"/>
      <text:p text:style-name="Standard"/>
      <text:p text:style-name="Standard">Bug: ran PhoneStraeamingActivity for 15 seconds. <text:s/>When i move phone fast, surface freezes. <text:s/>After second freeze, got “Cannot open camera” error dialog.</text:p>
      <text:p text:style-name="Standard"/>
      <text:p text:style-name="Standard"/>
      <text:p text:style-name="Standard">Text over camer preview</text:p>
      <text:p text:style-name="Standard"><text:a xlink:type="simple" xlink:href="http://stackoverflow.com/questions/8475532/android-camera-in-view-with-buttons-and-text-over">http://stackoverflow.com/questions/8475532/android-camera-in-view-with-buttons-and-text-over</text:a></text:p>
      <text:p text:style-name="Standard"/>
      <text:p text:style-name="Standard">paste text over camera: no responses. <text:s/>suggest OpenGL</text:p>
      <text:p text:style-name="Standard">http://stackoverflow.com/questions/6059746/how-to-paste-stuff-over-a-camera-preview-on-android </text:p>
      <text:p text:style-name="Standard"/>
      <text:p text:style-name="Standard">make the overlay transparent: setBackgroundColor(0x000000)</text:p>
      <text:p text:style-name="Standard"><text:a xlink:type="simple" xlink:href="http://stackoverflow.com/questions/5131530/android-transparent-webview-over-camera-preview">http://stackoverflow.com/questions/5131530/android-transparent-webview-over-camera-preview</text:a></text:p>
      <text:p text:style-name="Standard"/>
      <text:p text:style-name="Standard">unanswered rectangle over camera:</text:p>
      <text:p text:style-name="Standard"><text:a xlink:type="simple" xlink:href="http://stackoverflow.com/questions/9661320/create-a-rectangle-over-camera-preview-on-android">http://stackoverflow.com/questions/9661320/create-a-rectangle-over-camera-preview-on-android</text:a></text:p>
      <text:p text:style-name="Standard"/>
      <text:p text:style-name="Standard">matching alignment by feeding parent element coords</text:p>
      <text:p text:style-name="Standard"><text:a xlink:type="simple" xlink:href="http://stackoverflow.com/questions/5242951/android-text-over-image">http://stackoverflow.com/questions/5242951/android-text-over-image</text:a></text:p>
      <text:p text:style-name="P1"><text:span text:style-name="Source_20_Text">android:layout_alignRight="@+id/myImageView"</text:span></text:p>
      <text:p text:style-name="Standard">combine surfaceview and relativelayout</text:p>
      <text:p text:style-name="Standard"><text:a xlink:type="simple" xlink:href="http://stackoverflow.com/questions/5779215/androidhow-to-add-a-button-in-surface-view/5779267#5779267">http://stackoverflow.com/questions/5779215/androidhow-to-add-a-button-in-surface-</text:a><text:soft-page-break/><text:a xlink:type="simple" xlink:href="http://stackoverflow.com/questions/5779215/androidhow-to-add-a-button-in-surface-view/5779267#5779267">view/5779267#5779267</text:a></text:p>
      <text:p text:style-name="Standard"/>
      <text:p text:style-name="Standard">enabling, disabling camera view:</text:p>
      <text:p text:style-name="Standard"><text:a xlink:type="simple" xlink:href="http://stackoverflow.com/questions/7963709/how-to-use-camera-view-as-background-in-inner-layer-only">http://stackoverflow.com/questions/7963709/how-to-use-camera-view-as-background-in-inner-layer-only</text:a></text:p>
      <text:p text:style-name="Standard"/>
      <text:p text:style-name="Standard"/>
      <text:p text:style-name="Standard"/>
      <text:p text:style-name="Standard">08-12 19:28:45.421: E/SensorManager(7332): unregisterListener: kesten.testbed.phonestreamingactivity.PhoneStreamingActivity@405235d8</text:p>
      <text:p text:style-name="Standard">08-12 19:28:45.421: I/Sample::SurfaceView(7332): releaseCamera</text:p>
      <text:p text:style-name="Standard"/>
      <text:p text:style-name="Standard">Semi-answered my own question. Using an idea from another thread:<text:line-break/><text:a xlink:type="simple" xlink:href="http://stackoverflow.com/questions/2933882/how-to-draw-an-overlay-on-a-surfaceview-used-by-camera-on-android" office:target-frame-name="_blank" xlink:show="new">http://stackoverflow.com/questions/2933882/how-to-draw-an-overlay-on-a-surfaceview-used-by-camera-on-android</text:a><text:line-break/>. I didn't realize that I could create an xml layout, setContentView<text:line-break/>to it and THEN update setZOrderMediaOverlay in the onCreate method<text:line-break/>(false for the "fake" preview surface and true from every other view<text:line-break/>you want to be on top of it). Anyway, not the cleanest solution, but<text:line-break/>works.</text:p>
      <text:p text:style-name="Standard"><text:a xlink:type="simple" xlink:href="https://groups.google.com/forum/?fromgroups#!topic/android-opencv/KVqUzyF8e3A[1-25">https://groups.google.com/forum/?fromgroups#!topic/android-opencv/KVqUzyF8e3A[1-25</text:a>]</text:p>
      <text:p text:style-name="Standard"/>
      <text:p text:style-name="Standard">&lt;FrameLayout xmlns:android="<text:a xlink:type="simple" xlink:href="http://schemas.android.com/apk/res/" office:target-frame-name="_blank" xlink:show="new">http://schemas.android.com/apk/res/</text:a> <text:line-break/>android" <text:line-break/><text:tab/>android:layout_width="fill_parent" <text:line-break/><text:tab/>android:layout_height="fill_parent"&gt; <text:line-break/><text:line-break/>&lt;!-- the fake surface view has to start on top in order for the <text:line-break/>preview to start correctly --&gt; <text:line-break/>&lt;SurfaceView android:id="@+id/fakeCameraView" <text:line-break/><text:tab/><text:tab/>android:layout_width="wrap_content" <text:line-break/><text:tab/><text:tab/>android:layout_height="wrap_content" /&gt; <text:line-break/><text:line-break/>&lt;!-- the actual opencv drawing class --&gt; <text:line-break/>&lt;org.opencv.samples.tutorial3.Sample3View <text:line-break/><text:tab/>android:id="@+id/cvsurface" <text:line-break/><text:tab/>android:layout_width="wrap_content" <text:line-break/><text:tab/>android:layout_height="wrap_content" /&gt; <text:line-break/><text:line-break/>&lt;/FrameLayout&gt; </text:p>
      <text:p text:style-name="Standard"/>
      <text:p text:style-name="Standard"/>
      <text:p text:style-name="Standard">Alrighty Then. <text:s/>Let's give it a whirl.</text:p>
      <text:p text:style-name="Standard"/>
      <text:p text:style-name="Standard">08-12 20:44:08.549: I/PhoneStreaming(8223): OpenCV loaded successfully</text:p>
      <text:p text:style-name="Standard">08-12 20:44:08.559: W/dalvikvm(8223): threadid=1: thread exiting with uncaught exception (group=0x40020560)</text:p>
      <text:p text:style-name="Standard">08-12 20:44:08.569: E/AndroidRuntime(8223): FATAL EXCEPTION: main</text:p>
      <text:p text:style-name="Standard">08-12 20:44:08.569: E/AndroidRuntime(8223): android.view.InflateException: Binary XML file line <text:soft-page-break/>#14: Error inflating class kesten.testbed.phonestreamingactivity.ColorBlobDetectionView</text:p>
      <text:p text:style-name="Standard">08-12 20:44:08.569: E/AndroidRuntime(8223): <text:tab/>at android.view.LayoutInflater.createView(LayoutInflater.java:508)</text:p>
      <text:p text:style-name="Standard">08-12 20:44:08.569: E/AndroidRuntime(8223): <text:tab/>at android.view.LayoutInflater.createViewFromTag(LayoutInflater.java:570)</text:p>
      <text:p text:style-name="Standard">08-12 20:44:08.569: E/AndroidRuntime(8223): <text:tab/>at android.view.LayoutInflater.rInflate(LayoutInflater.java:623)</text:p>
      <text:p text:style-name="Standard">08-12 20:44:08.569: E/AndroidRuntime(8223): <text:tab/>at android.view.LayoutInflater.inflate(LayoutInflater.java:408)</text:p>
      <text:p text:style-name="Standard">08-12 20:44:08.569: E/AndroidRuntime(8223): <text:tab/>at android.view.LayoutInflater.inflate(LayoutInflater.java:320)</text:p>
      <text:p text:style-name="Standard">08-12 20:44:08.569: E/AndroidRuntime(8223): <text:tab/>at android.view.LayoutInflater.inflate(LayoutInflater.java:276)</text:p>
      <text:p text:style-name="Standard">08-12 20:44:08.569: E/AndroidRuntime(8223): <text:tab/>at com.android.internal.policy.impl.PhoneWindow.setContentView(PhoneWindow.java:227)</text:p>
      <text:p text:style-name="Standard">08-12 20:44:08.569: E/AndroidRuntime(8223): <text:tab/>at android.app.Activity.setContentView(Activity.java:1657)</text:p>
      <text:p text:style-name="Standard">08-12 20:44:08.569: E/AndroidRuntime(8223): <text:tab/>at kesten.testbed.phonestreamingactivity.PhoneStreamingActivity$1.onManagerConnected(PhoneStreamingActivity.java:48)</text:p>
      <text:p text:style-name="Standard">08-12 20:44:08.569: E/AndroidRuntime(8223): <text:tab/>at org.opencv.android.AsyncServiceHelper$1.onServiceConnected(AsyncServiceHelper.java:206)</text:p>
      <text:p text:style-name="Standard">08-12 20:44:08.569: E/AndroidRuntime(8223): <text:tab/>at android.app.LoadedApk$ServiceDispatcher.doConnected(LoadedApk.java:1064)</text:p>
      <text:p text:style-name="Standard">08-12 20:44:08.569: E/AndroidRuntime(8223): <text:tab/>at android.app.LoadedApk$ServiceDispatcher$RunConnection.run(LoadedApk.java:1081)</text:p>
      <text:p text:style-name="Standard">08-12 20:44:08.569: E/AndroidRuntime(8223): <text:tab/>at android.os.Handler.handleCallback(Handler.java:587)</text:p>
      <text:p text:style-name="Standard">08-12 20:44:08.569: E/AndroidRuntime(8223): <text:tab/>at android.os.Handler.dispatchMessage(Handler.java:92)</text:p>
      <text:p text:style-name="Standard">08-12 20:44:08.569: E/AndroidRuntime(8223): <text:tab/>at android.os.Looper.loop(Looper.java:130)</text:p>
      <text:p text:style-name="Standard">08-12 20:44:08.569: E/AndroidRuntime(8223): <text:tab/>at android.app.ActivityThread.main(ActivityThread.java:3686)</text:p>
      <text:p text:style-name="Standard">08-12 20:44:08.569: E/AndroidRuntime(8223): <text:tab/>at java.lang.reflect.Method.invokeNative(Native Method)</text:p>
      <text:p text:style-name="Standard">08-12 20:44:08.569: E/AndroidRuntime(8223): <text:tab/>at java.lang.reflect.Method.invoke(Method.java:507)</text:p>
      <text:p text:style-name="Standard">08-12 20:44:08.569: E/AndroidRuntime(8223): <text:tab/>at com.android.internal.os.ZygoteInit$MethodAndArgsCaller.run(ZygoteInit.java:864)</text:p>
      <text:p text:style-name="Standard">08-12 20:44:08.569: E/AndroidRuntime(8223): <text:tab/>at com.android.internal.os.ZygoteInit.main(ZygoteInit.java:622)</text:p>
      <text:p text:style-name="Standard">08-12 20:44:08.569: E/AndroidRuntime(8223): <text:tab/>at dalvik.system.NativeStart.main(Native Method)</text:p>
      <text:p text:style-name="Standard">08-12 20:44:08.569: E/AndroidRuntime(8223): <text:span text:style-name="T10">Caused by: java.lang.NoSuchMethodException: ColorBlobDetectionView(Context,AttributeSet)</text:span></text:p>
      <text:p text:style-name="Standard">08-12 20:44:08.569: E/AndroidRuntime(8223): <text:tab/>at java.lang.Class.getMatchingConstructor(Class.java:643)</text:p>
      <text:p text:style-name="Standard">08-12 20:44:08.569: E/AndroidRuntime(8223): <text:tab/>at java.lang.Class.getConstructor(Class.java:472)</text:p>
      <text:p text:style-name="Standard">08-12 20:44:08.569: E/AndroidRuntime(8223): <text:tab/>at android.view.LayoutInflater.createView(LayoutInflater.java:480)</text:p>
      <text:p text:style-name="Standard"><text:soft-page-break/></text:p>
      <text:p text:style-name="Standard">Yay for Eclipse! <text:s/>This is an excellent error message. <text:s/>No such method because i haven't created a constructor to set the attributes in the xml file (like android:id...)</text:p>
      <text:p text:style-name="Standard"/>
      <text:p text:style-name="Standard">Getting Somewhere.</text:p>
      <text:p text:style-name="Standard">We now have PhoneStraeamingActivity with camera view and static text overlay. <text:s/>Next is to stream the data in by adding setText methods to ColorBlobDetectionView.</text:p>
      <text:p text:style-name="Standard"/>
      <text:p text:style-name="Standard">08-12 21:49:19.282: E/AndroidRuntime(9965): FATAL EXCEPTION: main</text:p>
      <text:p text:style-name="Standard">08-12 21:49:19.282: E/AndroidRuntime(9965): java.lang.NullPointerException</text:p>
      <text:p text:style-name="Standard">08-12 21:49:19.282: E/AndroidRuntime(9965): <text:tab/>at <text:span text:style-name="T10">kesten.testbed.phonestreamingactivity.ColorBlobDetectionView.setX(ColorBlobDetectionView.java:171)</text:span></text:p>
      <text:p text:style-name="Standard">08-12 21:49:19.282: E/AndroidRuntime(9965): <text:tab/>at kesten.testbed.phonestreamingactivity.PhoneStreamingActivity.onSensorChanged(PhoneStreamingActivity.java:147)</text:p>
      <text:p text:style-name="Standard">08-12 21:49:19.282: E/AndroidRuntime(9965): <text:tab/>at android.hardware.SensorManager$ListenerDelegate$1.handleMessage(SensorManager.java:531)</text:p>
      <text:p text:style-name="Standard">08-12 21:49:19.282: E/AndroidRuntime(9965): <text:tab/>at android.os.Handler.dispatchMessage(Handler.java:99)</text:p>
      <text:p text:style-name="Standard">08-12 21:49:19.282: E/AndroidRuntime(9965): <text:tab/>at android.os.Looper.loop(Looper.java:130)</text:p>
      <text:p text:style-name="Standard">08-12 21:49:19.282: E/AndroidRuntime(9965): <text:tab/>at android.app.ActivityThread.main(ActivityThread.java:3686)</text:p>
      <text:p text:style-name="Standard">08-12 21:49:19.282: E/AndroidRuntime(9965): <text:tab/>at java.lang.reflect.Method.invokeNative(Native Method)</text:p>
      <text:p text:style-name="Standard">08-12 21:49:19.282: E/AndroidRuntime(9965): <text:tab/>at java.lang.reflect.Method.invoke(Method.java:507)</text:p>
      <text:p text:style-name="Standard">08-12 21:49:19.282: E/AndroidRuntime(9965): <text:tab/>at com.android.internal.os.ZygoteInit$MethodAndArgsCaller.run(ZygoteInit.java:864)</text:p>
      <text:p text:style-name="Standard">08-12 21:49:19.282: E/AndroidRuntime(9965): <text:tab/>at com.android.internal.os.ZygoteInit.main(ZygoteInit.java:622)</text:p>
      <text:p text:style-name="Standard">08-12 21:49:19.282: E/AndroidRuntime(9965): <text:tab/>at dalvik.system.NativeStart.main(Native Method)</text:p>
      <text:p text:style-name="Standard"/>
      <text:p text:style-name="Standard"/>
      <text:p text:style-name="Standard">The toString() isn't very helpful. <text:s/>Customize.</text:p>
      <text:p text:style-name="Standard">08-12 22:18:20.332: I/PhoneStreaming(10373): No Gyroscope sensor</text:p>
      <text:p text:style-name="Standard">08-12 22:18:20.332: I/System.out(10373): Available sensors: [android.hardware.Sensor@40526120, android.hardware.Sensor@40526228, android.hardware.Sensor@405262e8, android.hardware.Sensor@405263d8, android.hardware.Sensor@405264a8, android.hardware.Sensor@40526570, android.hardware.Sensor@40526648, <text:a xlink:type="simple" xlink:href="mailto:android.hardware.Sensor@40526738">android.hardware.Sensor@40526738</text:a>]</text:p>
      <text:p text:style-name="Standard"/>
      <text:p text:style-name="Standard">08-12 22:52:41.637: I/System.out(10648): Available sensorsKR3DMMMC314XMag &amp; Acc Combo Orientation SensorProximity SensorLight SensorGravity SensorLinear Acceleration SensorRotation Vector Sensor</text:p>
      <text:p text:style-name="Standard"/>
      <text:p text:style-name="P14"><text:s text:c="4"/>&lt;uses-permission android:name="android.permission.VIBRATE" /&gt;</text:p>
      <text:p text:style-name="Standard"><text:s text:c="4"/>private Vibrator vibrator;</text:p>
      <text:p text:style-name="Standard"><text:soft-page-break/><text:s text:c="8"/>vibrator = (Vibrator) getSystemService(Context.VIBRATOR_SERVICE);</text:p>
      <text:p text:style-name="P15"><text:s text:c="4"/>public void onSomeUserAction() {</text:p>
      <text:p text:style-name="P15"><text:s text:c="8"/>vibrator.vibrate(100);</text:p>
      <text:p text:style-name="P14"><text:s text:c="4"/>}</text:p>
      <text:p text:style-name="Standard"/>
      <text:p text:style-name="Standard">DATA_X int </text:p>
      <text:p text:style-name="Standard">Deprecated. use <text:a xlink:type="simple" xlink:href="eclipse-javadoc:☂=PhoneStreamingActivity/%5C/home%5C/kesten%5C/android-sdk-linux%5C/platforms%5C/android-15%5C/android.jar%3Candroid.hardware(SensorManager.class☃SensorManager%5ERAW_DATA_INDEX☂android.hardware.Sensor"><text:span text:style-name="Source_20_Text">Sensor</text:span></text:a> instead.</text:p>
      <text:p text:style-name="Standard">Offset to the untransformed<text:span text:style-name="T26"> values in the array returned by</text:span><text:a xlink:type="simple" xlink:href="eclipse-javadoc:☂=PhoneStreamingActivity/%5C/home%5C/kesten%5C/android-sdk-linux%5C/platforms%5C/android-15%5C/android.jar%3Candroid.hardware(SensorManager.class☃SensorManager%5ERAW_DATA_INDEX☂android.hardware.SensorListener☂onSensorChanged"><text:span text:style-name="Source_20_Text"><text:span text:style-name="T27">android.hardware.SensorListener.onSensorChanged</text:span></text:span></text:a></text:p>
      <text:p text:style-name="Standard"/>
      <text:p text:style-name="Standard">RAW_DATA_INDEX int </text:p>
      <text:p text:style-name="Standard">Deprecated. use <text:a xlink:type="simple" xlink:href="eclipse-javadoc:☂=PhoneStreamingActivity/%5C/home%5C/kesten%5C/android-sdk-linux%5C/platforms%5C/android-15%5C/android.jar%3Candroid.hardware(SensorManager.class☃SensorManager%5ERAW_DATA_INDEX☂android.hardware.Sensor"><text:span text:style-name="Source_20_Text">Sensor</text:span></text:a> instead.</text:p>
      <text:p text:style-name="Standard">Offset to the untransformed values in the<text:span text:style-name="T26"> array returned by</text:span><text:a xlink:type="simple" xlink:href="eclipse-javadoc:☂=PhoneStreamingActivity/%5C/home%5C/kesten%5C/android-sdk-linux%5C/platforms%5C/android-15%5C/android.jar%3Candroid.hardware(SensorManager.class☃SensorManager%5ERAW_DATA_INDEX☂android.hardware.SensorListener☂onSensorChanged"><text:span text:style-name="Source_20_Text"><text:span text:style-name="T27">android.hardware.SensorListener.onSensorChanged</text:span></text:span></text:a></text:p>
      <text:p text:style-name="Standard"/>
      <text:p text:style-name="Standard"><text:span text:style-name="T24">IMPORTANT NOTE:</text:span> The axis <text:span text:style-name="T23">are swapped</text:span> when the device's screen orientation changes. To access the unswapped values, use indices 3, 4 and 5 in values[]. </text:p>
      <text:p text:style-name="Standard"/>
      <text:p text:style-name="Standard">SENSOR_ORIENTATION</text:p>
      <text:p text:style-name="Text_20_body">All values are angles in degrees. </text:p>
      <text:p text:style-name="Text_20_body">values[0]: Azimuth, rotation around the Z axis (0&lt;=azimuth&lt;360). 0 = North, 90 = East, 180 = South, 270 = West </text:p>
      <text:p text:style-name="Text_20_body">values[1]: Pitch, rotation around X axis (-180&lt;=pitch&lt;=180), with positive values when the z-axis moves toward the y-axis. </text:p>
      <text:p text:style-name="Text_20_body">values[2]: Roll, rotation around Y axis (-90&lt;=roll&lt;=90), with positive values when the z-axis moves toward the x-axis. </text:p>
      <text:p text:style-name="Standard"/>
      <text:p text:style-name="Standard">Accelerometer m/s^2, Magnetometer uTesla <text:span text:style-name="T23">Note:</text:span> the magnetic field's Z axis is inverted.</text:p>
      <text:p text:style-name="Standard"/>
      <text:p text:style-name="Standard">HERE”S HOW WE SET THE RATE!</text:p>
      <text:p text:style-name="Standard"><text:a xlink:type="simple" xlink:href="http://developer.android.com/reference/android/view/OrientationEventListener.html#OrientationEventListener%28android.content.Context,%20int%29">OrientationEventListener</text:a>(<text:a xlink:type="simple" xlink:href="http://developer.android.com/reference/android/content/Context.html">Context</text:a> context, int rate) </text:p>
      <text:p text:style-name="Standard">Creates a new OrientationEventListener.</text:p>
      <text:p text:style-name="Standard"/>
      <text:p text:style-name="Standard">Githum for Mixare augmented reality </text:p>
      <text:p text:style-name="Standard"><text:a xlink:type="simple" xlink:href="https://github.com/mixare/mixare/blob/master/src/org/mixare/DataView.java">https://github.com/mixare/mixare/blob/master/src/org/mixare/DataView.java</text:a></text:p>
      <text:p text:style-name="Standard"/>
      <text:p text:style-name="Standard"/>
      <text:p text:style-name="Standard">********* DESIGN ISSUE **********</text:p>
      <text:p text:style-name="Standard">There is a possible obstacle to the current <text:s/></text:p>
      <text:p text:style-name="Standard">SignalManager&lt;E extends Enum&lt;E&gt;&gt; DataObject&gt;.update(DataObject dObj, SensorDataQueue sdq)</text:p>
      <text:p text:style-name="Standard">which assumes that we get info from all the sensors in one packet. <text:s/>The Android Sensor API seems to decouple the sensorListners from each other suggesting that each sensor sends a signal triggering onSensorChanged. <text:s/>So for pure linear motion, it is possible that in one mainLooper loop, acceleration would be called but orientation would not. <text:s/>It remains to be seen what the threshold is and whether we can rely on each sensor issuing an event per “tick” <text:s/>If so, we can keep the DataQueue as a combination of all signals. <text:s/>If not, we will have to have a separate DataQueue for each.</text:p>
      <text:p text:style-name="Standard"><text:soft-page-break/>Sensor Fusion would seem to require a signal from each sensor on every tick sampled at the same time. <text:s/>If not, fancy interpolation is required. <text:s/>Also, to reduce the number of calls to the JNI we prefer to collect all data into an array and then copy into a Mat with one command <text:s/>put(0,colIndex, array).</text:p>
      <text:p text:style-name="Standard">Run an experiment to see if timestamps from sensors agree. <text:s/>Also need to determine if timestamp is issued at the hardware (where we want it) or in the software when the signal is received. <text:s/></text:p>
      <text:p text:style-name="Standard"/>
      <text:p text:style-name="Standard">Even if the signals are samling at the same rate, we will still have to wait for the dataRecord to be filled by multiple onSensorChanged callbacks until the record is full before updating Mat. <text:s/>Add a second mSystemTimes using <text:span text:style-name="T28">System</text:span><text:span text:style-name="T31">.</text:span><text:span text:style-name="T29">currentTimeMillis</text:span><text:span text:style-name="T30">() to help assess signal flow.</text:span></text:p>
      <text:p text:style-name="Standard"/>
      <text:h text:style-name="Heading_20_4" text:outline-level="4">public long timestamp </text:h>
      <text:p text:style-name="Text_20_body">Since: <text:a xlink:type="simple" xlink:href="http://developer.android.com/guide/topics/manifest/uses-sdk-element.html#ApiLevels">API Level 3</text:a> </text:p>
      <text:p text:style-name="Text_20_body">The time in nanosecond at which the event happened </text:p>
      <text:p text:style-name="Standard">Whereas getTimeStamp() in Sphero suggests it is when the signal was recieved (via BlueTooth).</text:p>
      <text:p text:style-name="Standard"/>
      <text:p text:style-name="Standard"><text:a xlink:type="simple" xlink:href="http://developer.android.com/reference/android/view/OrientationEventListener.html#OrientationEventListener%28android.content.Context,%20int%29">OrientationEventListener</text:a>(<text:a xlink:type="simple" xlink:href="http://developer.android.com/reference/android/content/Context.html">Context</text:a> context, int rate) <text:s/>suggests that we can set sample rates per channel, so either we set them all to be the same with one DataQueue or we allow variation and have multiple DataQueue's.</text:p>
      <text:p text:style-name="Standard"/>
      <text:p text:style-name="Standard">Display Circle this has a python</text:p>
      <text:p text:style-name="Standard">void <text:span text:style-name="Teletype">circle</text:span><text:span text:style-name="T32">(</text:span>Mat&amp; <text:span text:style-name="Strong_20_Emphasis">img</text:span>, Point <text:span text:style-name="Strong_20_Emphasis">center</text:span>, int <text:span text:style-name="Strong_20_Emphasis">radius</text:span>, const Scalar&amp; <text:span text:style-name="Strong_20_Emphasis">color</text:span>, int <text:span text:style-name="Strong_20_Emphasis">thickness</text:span>=1, int <text:span text:style-name="Strong_20_Emphasis">lineType</text:span>=8, int <text:span text:style-name="Strong_20_Emphasis">shift</text:span>=0<text:span text:style-name="T32">)</text:span></text:p>
      <text:p text:style-name="Standard"><text:span text:style-name="T32"/></text:p>
      <text:p text:style-name="Standard"><text:span text:style-name="T32">in Imgproc.java</text:span></text:p>
      <text:p text:style-name="Standard"><text:span text:style-name="T32">public static void HoughCircles(Mat image, Mat circles, int method, double dp, double minDist, double param1, double param2, int minRadius, int maxRadius)</text:span></text:p>
      <text:p text:style-name="Standard"><text:span text:style-name="T32"><text:s text:c="4"/>{</text:span></text:p>
      <text:p text:style-name="Standard"><text:span text:style-name="T32"></text:span></text:p>
      <text:p text:style-name="Standard"><text:span text:style-name="T32"><text:s text:c="8"/>HoughCircles_0(<text:tab/>image.nativeObj, circles.nativeObj, </text:span></text:p>
      <text:p text:style-name="Standard"><text:span text:style-name="T32"><text:tab/><text:tab/><text:tab/><text:tab/>method, dp, minDist, param1, param2, </text:span></text:p>
      <text:p text:style-name="Standard"><text:span text:style-name="T32"><text:tab/><text:tab/><text:tab/><text:tab/>minRadius, maxRadius);</text:span></text:p>
      <text:p text:style-name="Standard"><text:span text:style-name="T32"><text:s text:c="8"/>return;</text:span></text:p>
      <text:p text:style-name="Standard"><text:span text:style-name="T32"><text:s text:c="4"/>}</text:span></text:p>
      <text:p text:style-name="Standard"><text:span text:style-name="T32"/></text:p>
      <text:p text:style-name="Standard"><text:span text:style-name="T32"><text:s/>* @param image 8-bit, single-channel, grayscale input image.</text:span></text:p>
      <text:p text:style-name="Standard"><text:span text:style-name="T32"><text:s/>* @param circles Output vector of found circles. Each vector is encoded as a</text:span></text:p>
      <text:p text:style-name="Standard"><text:span text:style-name="T32"><text:s/>* 3-element floating-point vector &lt;em&gt;(x, y, radius)&lt;/em&gt;.</text:span></text:p>
      <text:p text:style-name="Standard"><text:span text:style-name="T32"><text:s/>* @param method Detection method to use. Currently, the only implemented method</text:span></text:p>
      <text:p text:style-name="Standard"><text:span text:style-name="T32"><text:s/>* is &lt;code&gt;CV_HOUGH_GRADIENT&lt;/code&gt;, which is basically *21HT*, described in</text:span></text:p>
      <text:p text:style-name="Standard"><text:span text:style-name="T32"><text:s/>* [Yuen90].</text:span></text:p>
      <text:p text:style-name="Standard"><text:span text:style-name="T32"><text:s/>* @param dp Inverse ratio of the accumulator resolution to the image</text:span></text:p>
      <text:p text:style-name="Standard"><text:span text:style-name="T32"><text:s/>* resolution. For example, if &lt;code&gt;dp=1&lt;/code&gt;, the accumulator has the same</text:span></text:p>
      <text:p text:style-name="Standard"><text:soft-page-break/><text:span text:style-name="T32"><text:s/>* resolution as the input image. If &lt;code&gt;dp=2&lt;/code&gt;, the accumulator has half</text:span></text:p>
      <text:p text:style-name="Standard"><text:span text:style-name="T32"><text:s/>* as big width and height.</text:span></text:p>
      <text:p text:style-name="Standard"><text:span text:style-name="T32"><text:s/>* @param minDist Minimum distance between the centers of the detected circles.</text:span></text:p>
      <text:p text:style-name="Standard"><text:span text:style-name="T32"><text:s/>* If the parameter is too small, multiple neighbor circles may be falsely</text:span></text:p>
      <text:p text:style-name="Standard"><text:span text:style-name="T32"><text:s/>* detected in addition to a true one. If it is too large, some circles may be</text:span></text:p>
      <text:p text:style-name="Standard"><text:span text:style-name="T32"><text:s/>* missed.</text:span></text:p>
      <text:p text:style-name="Standard"><text:span text:style-name="T32"><text:s/>* @param param1 First method-specific parameter. In case of &lt;code&gt;CV_HOUGH_GRADIENT&lt;/code&gt;,</text:span></text:p>
      <text:p text:style-name="Standard"><text:span text:style-name="T32"><text:s/>* it is the higher threshold of the two passed to the "Canny" edge detector</text:span></text:p>
      <text:p text:style-name="Standard"><text:span text:style-name="T32"><text:s/>* (the lower one is twice smaller).</text:span></text:p>
      <text:p text:style-name="Standard"><text:span text:style-name="T32"><text:s/>* @param param2 Second method-specific parameter. In case of &lt;code&gt;CV_HOUGH_GRADIENT&lt;/code&gt;,</text:span></text:p>
      <text:p text:style-name="Standard"><text:span text:style-name="T32"><text:s/>* it is the accumulator threshold for the circle centers at the detection</text:span></text:p>
      <text:p text:style-name="Standard"><text:span text:style-name="T32"><text:s/>* stage. The smaller it is, the more false circles may be detected. Circles,</text:span></text:p>
      <text:p text:style-name="Standard"><text:span text:style-name="T32"><text:s/>* corresponding to the larger accumulator values, will be returned first.</text:span></text:p>
      <text:p text:style-name="Standard"><text:span text:style-name="T32"><text:s/>* @param minRadius Minimum circle radius.</text:span></text:p>
      <text:p text:style-name="Standard"><text:span text:style-name="T32"><text:s/>* @param maxRadius Maximum circle radius.</text:span></text:p>
      <text:p text:style-name="Standard"><text:span text:style-name="T32"><text:s/>*</text:span></text:p>
      <text:p text:style-name="Standard"><text:span text:style-name="T32"/></text:p>
      <text:p text:style-name="Standard">GetByteArrayElements</text:p>
      <text:p text:style-name="Standard">env-&gt;GetIntArrayElements</text:p>
      <text:p text:style-name="Standard">cvtColor</text:p>
      <text:p text:style-name="Standard">FastFeatureDetector detector(50)</text:p>
      <text:p text:style-name="Standard">cvReleaseCapture</text:p>
      <text:p text:style-name="Standard">cvDestroyWindow</text:p>
      <text:p text:style-name="Standard">cvReleaseMemStorage</text:p>
      <text:p text:style-name="Standard">cvShowImage</text:p>
      <text:p text:style-name="Standard">cvCircle -&gt; circle </text:p>
      <text:p text:style-name="Standard">CvSeq* circles -&gt; cvHoughCircles</text:p>
      <text:p text:style-name="Standard">cvSmooth</text:p>
      <text:p text:style-name="Standard">cvInRangeS</text:p>
      <text:p text:style-name="Standard">cvCvtColor</text:p>
      <text:p text:style-name="Standard">IplImage</text:p>
      <text:p text:style-name="Standard">cvQueryFrame</text:p>
      <text:p text:style-name="Standard">CvScalar -&gt; Scalar</text:p>
      <text:p text:style-name="Standard">cvNamedWindow</text:p>
      <text:p text:style-name="Standard">CvCapture -&gt; </text:p>
      <text:p text:style-name="Standard">CvSize -&gt; Size</text:p>
      <text:p text:style-name="P11"/>
      <text:p text:style-name="Standard"><text:s text:c="4"/>public static long getCPUTickCount()</text:p>
      <text:p text:style-name="Standard"><text:s text:c="4"/>{</text:p>
      <text:p text:style-name="Standard"></text:p>
      <text:p text:style-name="Standard"><text:s text:c="8"/>long retVal = getCPUTickCount_0();</text:p>
      <text:p text:style-name="Standard"></text:p>
      <text:p text:style-name="Standard"><text:s text:c="8"/>return retVal;</text:p>
      <text:p text:style-name="Standard"><text:s text:c="4"/>}</text:p>
      <text:p text:style-name="Standard"><text:soft-page-break/></text:p>
      <text:p text:style-name="Standard">odyssey hire march</text:p>
      <text:p text:style-name="P12"><text:span text:style-name="T24">Odyssey School</text:span><text:line-break/>4407 Red River St. <text:line-break/>Austin, Texas 78751<text:line-break/>Phone: 512-472-2262</text:p>
      <text:p text:style-name="P12"/>
      <text:p text:style-name="P12"><text:span text:style-name="T24">Griffin School, The</text:span><text:line-break/>710 East 41st Street<text:line-break/>Austin, Texas 78751<text:line-break/>Phone: 512-454-5797</text:p>
      <text:p text:style-name="P12"/>
      <text:p text:style-name="P12"><text:span text:style-name="T24">AHB Community School &amp; <text:line-break/>AHB Afternoon Community Classes and Camps </text:span><text:line-break/>   <text:span text:style-name="T25">(formerly Austin Home Base)</text:span><text:line-break/>4001 Speedway.<text:line-break/>Austin, Texas 78751-4627<text:line-break/>Trinity United Methodist Church<text:line-break/>Phone: 512-299-5487<text:line-break/>Website: <text:a xlink:type="simple" xlink:href="http://www.ahbcs.org/">www.ahbcs.org</text:a></text:p>
      <text:p text:style-name="P12"/>
      <text:p text:style-name="P12"><text:span text:style-name="Strong_20_Emphasis">Austin Islamic School/Austin Peace Academy<text:line-break/></text:span>Address 5110 Manor Road Austin, TX 78723 <text:line-break/>Phone 926-1737 <text:line-break/>FAX 926-9688<text:line-break/>Grades K-9th <text:line-break/>Approximate Tuition $3,900</text:p>
      <text:p text:style-name="P12">principal@apacademy.org</text:p>
      <text:p text:style-name="P12">principal diana abdi</text:p>
      <text:p text:style-name="P12">accepting!</text:p>
      <text:p text:style-name="P12"/>
      <text:p text:style-name="P12"><text:span text:style-name="Strong_20_Emphasis">Austin Montessori School-Great Northern Blvd</text:span><text:line-break/>Address 6817 Great Northern Austin 78757 <text:line-break/>Phone 512-323-2313 </text:p>
      <text:p text:style-name="P12"/>
      <text:p text:style-name="P12"><text:span text:style-name="Strong_20_Emphasis">Austin Montessori Middle School –Gaines Creek Campus</text:span><text:line-break/>Address 5676 Oak Blvd Austin, TX 78735 <text:line-break/>Phone 512-892-0826 </text:p>
      <text:p text:style-name="P12"/>
      <text:p text:style-name="P12"><text:span text:style-name="Strong_20_Emphasis">Texas School for the Blind and Visually Impaired (State School)<text:line-break/></text:span>Address 1100 W. 45th Street Austin, TX 78756 <text:line-break/>Phone 454-8631 A</text:p>
      <text:p text:style-name="P12"/>
      <text:p text:style-name="P12"><text:span text:style-name="Strong_20_Emphasis">St. Francis School</text:span><text:line-break/>Address 300 E. Huntland Drive Austin, TX 78752 <text:line-break/>Phone 454-0848 </text:p>
      <text:p text:style-name="P12"/>
      <text:p text:style-name="P12">http://www.soldbyceleste.com/Austin-Area-Private-Schools.ph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Ubuntu" svg:font-family="Ubuntu, sans-serif"/>
    <style:font-face style:name="Verdana" svg:font-family="Verdana, Arial, Helvetica, sans-serif"/>
    <style:font-face style:name="monospace" svg:font-family="monospace"/>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WenQuanYi Micro Hei1" style:font-name-complex="Lohit Hindi2"/>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WenQuanYi Micro Hei1"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sten </meta:initial-creator>
    <meta:creation-date>2012-08-04T23:31:13</meta:creation-date>
    <dc:date>2012-08-13T16:49:21</dc:date>
    <dc:creator>kesten </dc:creator>
    <meta:editing-duration>PT9H4M52S</meta:editing-duration>
    <meta:editing-cycles>8</meta:editing-cycles>
    <meta:generator>LibreOffice/3.5$Linux_X86_64 LibreOffice_project/350m1$Build-2</meta:generator>
    <meta:document-statistic meta:table-count="0" meta:image-count="0" meta:object-count="0" meta:page-count="12" meta:paragraph-count="296" meta:word-count="2608" meta:character-count="26630" meta:non-whitespace-character-count="23873"/>
  </office:meta>
</office:document-meta>
</file>